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65e8" officeooo:paragraph-rsid="000e65e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fcbdd" officeooo:paragraph-rsid="000fcbd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18f0e" style:font-weight-asian="normal" style:font-weight-complex="normal"/>
    </style:style>
    <style:style style:name="T3" style:family="text">
      <style:text-properties style:text-underline-style="none" fo:font-weight="normal" officeooo:rsid="00133ffa" style:font-weight-asian="normal" style:font-weight-complex="normal"/>
    </style:style>
    <style:style style:name="T4" style:family="text">
      <style:text-properties style:text-underline-style="none" fo:font-weight="normal" officeooo:rsid="0014014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CES WITH PREVIOUS PAPER</text:p>
      <text:p text:style-name="P1"/>
      <text:p text:style-name="P2"><text:span text:style-name="T1">Dear Sirs,</text:span></text:p>
      <text:p text:style-name="P2"><text:span text:style-name="T1"><text:s/></text:span></text:p>
      <text:p text:style-name="P2"><text:span text:style-name="T1">In this text we explain the differences between the present manuscript submitted to the journal, titled "Parallelizing Evolutionary Algorithms on GPUs: Current Trends and Methodologies" and our previous one "GPU Parallel Computation in Bioinspired Algorithms: A Review", which was published in 2012 as a book chapter in Advances in Intelligent Modelling and Simulation, SCI 422, pp 113-134.</text:span></text:p>
      <text:p text:style-name="P2"><text:span text:style-name="T1"><text:s/></text:span></text:p>
      <text:p text:style-name="P2"><text:span text:style-name="T1">The main reason is that there a some common parts between both papers, as the previous one was a review about GPU-related publications. </text:span></text:p>
      <text:p text:style-name="P2"><text:span text:style-name="T1"><text:s/></text:span></text:p>
      <text:p text:style-name="P2"><text:span text:style-name="T1">However, the main difference is the scope of any of them, since the previous paper was focused on giving a small review </text:span><text:span text:style-name="T2">about</text:span><text:span text:style-name="T1"> several bioinspired approaches on GPUs, whereas the present one is completely focused on Evolutionary Algorithms (EAs).</text:span></text:p>
      <text:p text:style-name="P2"/>
      <text:p text:style-name="P2"><text:span text:style-name="T1">Moreover, the proposed submission has also a tutorial part, </text:span><text:span text:style-name="T2">including</text:span><text:span text:style-name="T1"> a novel </text:span><text:span text:style-name="T2">s</text:span><text:span text:style-name="T1">ection </text:span><text:span text:style-name="T2">(2)</text:span><text:span text:style-name="T1"> devoted to introduce EAs and their main features, models and distributed schemes.</text:span></text:p>
      <text:p text:style-name="P2"><text:span text:style-name="T1">In the new paper we also describe in a new section </text:span><text:span text:style-name="T2">(5) </text:span><text:span text:style-name="T1"><text:s/>how to conduct a parallelization of an EA on a GPGPU, commenting the main issues and constraints to take into account, </text:span><text:span text:style-name="T2">along with the main frameworks that the interested researcher could use to do this task.</text:span></text:p>
      <text:p text:style-name="P2"><text:span text:style-name="T1"><text:s/></text:span></text:p>
      <text:p text:style-name="P2"><text:span text:style-name="T1">Obviously, the year of publication is extremely important for a survey, as the proposed manuscript is in part, so there have been – literally - dozens of new publications analysed in the new paper </text:span><text:span text:style-name="T4">(Sections 6 and 7)</text:span><text:span text:style-name="T1">. Actually, it can be checked that we have doubled the number of references in the manuscript, including 5</text:span><text:span text:style-name="T2">8</text:span><text:span text:style-name="T1"> new ones </text:span><text:span text:style-name="T2">(some of them were removed as they were focused on ACO or Neural Networks in previous paper)</text:span><text:span text:style-name="T1">. </text:span><text:span text:style-name="T4">The <text:s/>current trends regarding hardware and software have been also updated, improving Sections 3 and 4 on the new manuscript.</text:span></text:p>
      <text:p text:style-name="P2"><text:span text:style-name="T1"><text:s/></text:span></text:p>
      <text:p text:style-name="P2"><text:span text:style-name="T1">Moreover, the literature have been deeply analysed in th</text:span><text:span text:style-name="T4">e</text:span><text:span text:style-name="T1"> new </text:span><text:span text:style-name="T4">paper</text:span><text:span text:style-name="T1">, offering some interesting and concluding graphs to the reader </text:span><text:span text:style-name="T2">and commenting them</text:span><text:span text:style-name="T1">. In addition, many relevant </text:span><text:span text:style-name="T4">publications</text:span><text:span text:style-name="T1"> have been </text:span><text:span text:style-name="T2">described</text:span><text:span text:style-name="T1"> in the different subsections defined by the taxonomy </text:span><text:span text:style-name="T2">followed, which is also new in part</text:span><text:span text:style-name="T1">.</text:span></text:p>
      <text:p text:style-name="P2"><text:span text:style-name="T1"><text:s/></text:span></text:p>
      <text:p text:style-name="P2"><text:span text:style-name="T1">The authors consider these differences and new contents as worth to be published as a new manuscript, mainly due to the tutorial aim of the new one, and also because this is an up-to-date survey of the state of the art, which has </text:span><text:span text:style-name="T2">dramatically</text:span><text:span text:style-name="T1"> advanced in the last 6 years, as this is a very prolific and attractive area for researchers.</text:span></text:p>
      <text:p text:style-name="P2"><text:span text:style-name="T1"><text:s/></text:span></text:p>
      <text:p text:style-name="P2"><text:span text:style-name="T1">Finally, we would just like to mention that the common parts have been rewritten in the new manuscript, so almost all the text is different than previous paper. </text:span><text:span text:style-name="T3">Common figures have been also redesigned in the new manuscript.</text:span></text:p>
      <text:p text:style-name="P2"><text:span text:style-name="T1"><text:s/></text:span></text:p>
      <text:p text:style-name="P2"><text:span text:style-name="T1">We hope you find it interesting enough for being published.</text:span></text:p>
      <text:p text:style-name="P2"><text:span text:style-name="T1"><text:s/></text:span></text:p>
      <text:p text:style-name="P2"><text:span text:style-name="T1">Best regards,</text:span></text:p>
      <text:p text:style-name="P2"><text:span text:style-name="T1">The autho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5M48S</meta:editing-duration>
    <meta:editing-cycles>6</meta:editing-cycles>
    <meta:generator>LibreOffice/4.2.4.2$Windows_x86 LibreOffice_project/63150712c6d317d27ce2db16eb94c2f3d7b699f8</meta:generator>
    <dc:date>2017-06-17T01:25:38.190000000</dc:date>
    <meta:document-statistic meta:table-count="0" meta:image-count="0" meta:object-count="0" meta:page-count="1" meta:paragraph-count="23" meta:word-count="452" meta:character-count="2751" meta:non-whitespace-character-count="2300"/>
    <meta:user-defined meta:name="Info 1"/>
    <meta:user-defined meta:name="Info 2"/>
    <meta:user-defined meta:name="Info 3"/>
    <meta:user-defined meta:name="Info 4"/>
  </office:meta>
</office:document-meta>
</file>